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Noto Mono" fo:font-size="13pt" fo:letter-spacing="normal" fo:font-style="normal" fo:font-weight="bold" officeooo:rsid="00083504" officeooo:paragraph-rsid="00083504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font-name="Noto Mono" fo:font-size="13pt" officeooo:paragraph-rsid="000846f3" style:font-size-asian="13pt" style:font-size-complex="13pt"/>
    </style:style>
    <style:style style:name="P3" style:family="paragraph" style:parent-style-name="Standard" style:list-style-name="L1">
      <style:paragraph-properties fo:orphans="2" fo:widows="2"/>
      <style:text-properties fo:color="#000000" style:font-name="Noto Mono" fo:font-size="13pt" fo:font-weight="bold" officeooo:rsid="0008e602" officeooo:paragraph-rsid="0008e602" style:font-size-asian="13pt" style:font-weight-asian="bold" style:font-size-complex="13pt" style:font-weight-complex="bold"/>
    </style:style>
    <style:style style:name="P4" style:family="paragraph" style:parent-style-name="Standard" style:list-style-name="L1">
      <style:paragraph-properties fo:orphans="2" fo:widows="2"/>
      <style:text-properties fo:color="#000000" style:font-name="Noto Mono" fo:font-size="13pt" fo:font-weight="bold" officeooo:rsid="000a0f87" officeooo:paragraph-rsid="000a0f87" style:font-size-asian="13pt" style:font-weight-asian="bold" style:font-size-complex="13pt" style:font-weight-complex="bold"/>
    </style:style>
    <style:style style:name="P5" style:family="paragraph" style:parent-style-name="Standard" style:list-style-name="L1">
      <style:paragraph-properties fo:orphans="2" fo:widows="2"/>
      <style:text-properties fo:color="#000000" style:font-name="Noto Mono" fo:font-size="13pt" fo:font-weight="bold" officeooo:rsid="000a3c66" officeooo:paragraph-rsid="000a3c66" style:font-size-asian="13pt" style:font-weight-asian="bold" style:font-size-complex="13pt" style:font-weight-complex="bold"/>
    </style:style>
    <style:style style:name="P6" style:family="paragraph" style:parent-style-name="Standard" style:list-style-name="L1">
      <style:paragraph-properties fo:orphans="2" fo:widows="2"/>
      <style:text-properties fo:color="#000000" style:font-name="Noto Mono" fo:font-size="13pt" fo:font-weight="bold" officeooo:rsid="000b4003" officeooo:paragraph-rsid="000b4003" style:font-size-asian="13pt" style:font-weight-asian="bold" style:font-size-complex="13pt" style:font-weight-complex="bold"/>
    </style:style>
    <style:style style:name="P7" style:family="paragraph" style:parent-style-name="Standard">
      <style:paragraph-properties fo:orphans="2" fo:widows="2"/>
      <style:text-properties fo:color="#000000" style:font-name="Noto Mono" fo:font-size="13pt" fo:font-weight="bold" officeooo:rsid="000b4003" officeooo:paragraph-rsid="000b4003" style:font-size-asian="13pt" style:font-weight-asian="bold" style:font-size-complex="13pt" style:font-weight-complex="bold"/>
    </style:style>
    <style:style style:name="P8" style:family="paragraph" style:parent-style-name="Standard">
      <style:paragraph-properties fo:orphans="2" fo:widows="2"/>
      <style:text-properties fo:color="#ce181e" style:font-name="Noto Mono" fo:font-size="13pt" fo:font-style="italic" style:text-underline-style="solid" style:text-underline-width="auto" style:text-underline-color="font-color" fo:font-weight="bold" officeooo:rsid="000c9828" officeooo:paragraph-rsid="000c9828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orphans="2" fo:widows="2"/>
      <style:text-properties style:use-window-font-color="true" style:font-name="Noto Mono" fo:font-size="13pt" fo:font-style="normal" style:text-underline-style="none" fo:font-weight="normal" officeooo:rsid="000c9828" officeooo:paragraph-rsid="000c9828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letter-spacing="normal" fo:font-style="normal" fo:font-weight="normal" officeooo:rsid="000a0f87" style:font-weight-asian="normal" style:font-weight-complex="normal"/>
    </style:style>
    <style:style style:name="T5" style:family="text">
      <style:text-properties fo:font-variant="normal" fo:text-transform="none" fo:letter-spacing="normal" fo:font-style="normal" fo:font-weight="normal" officeooo:rsid="000a3c66" style:font-weight-asian="normal" style:font-weight-complex="normal"/>
    </style:style>
    <style:style style:name="T6" style:family="text">
      <style:text-properties fo:font-variant="normal" fo:text-transform="none" fo:letter-spacing="normal" fo:font-style="normal" fo:font-weight="normal" officeooo:rsid="000b4003" style:font-weight-asian="normal" style:font-weight-complex="normal"/>
    </style:style>
    <style:style style:name="T7" style:family="text">
      <style:text-properties fo:font-variant="normal" fo:text-transform="none" fo:letter-spacing="normal" fo:font-weight="bold" style:font-weight-asian="bold" style:font-weight-complex="bold"/>
    </style:style>
    <style:style style:name="T8" style:family="text">
      <style:text-properties fo:font-variant="normal" fo:text-transform="none" fo:letter-spacing="normal" fo:font-weight="bold" officeooo:rsid="000da91c" style:font-weight-asian="bold" style:font-weight-complex="bold"/>
    </style:style>
    <style:style style:name="T9" style:family="text">
      <style:text-properties fo:font-variant="normal" fo:text-transform="none" fo:letter-spacing="normal" fo:font-weight="normal" style:font-weight-asian="normal" style:font-weight-complex="normal"/>
    </style:style>
    <style:style style:name="T10" style:family="text">
      <style:text-properties fo:font-variant="normal" fo:text-transform="none" fo:letter-spacing="normal" officeooo:rsid="000da91c"/>
    </style:style>
    <style:style style:name="T11" style:family="text">
      <style:text-properties fo:font-variant="normal" fo:text-transform="none" fo:color="#000000" fo:letter-spacing="normal"/>
    </style:style>
    <style:style style:name="T12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13" style:family="text">
      <style:text-properties fo:font-variant="normal" fo:text-transform="none" fo:color="#000000" fo:letter-spacing="normal" fo:font-weight="bold" officeooo:rsid="0008e602" style:font-weight-asian="bold" style:font-weight-complex="bold"/>
    </style:style>
    <style:style style:name="T14" style:family="text">
      <style:text-properties fo:font-variant="normal" fo:text-transform="none" fo:color="#000000" fo:letter-spacing="normal" fo:font-weight="bold" officeooo:rsid="000a3c66" style:font-weight-asian="bold" style:font-weight-complex="bold"/>
    </style:style>
    <style:style style:name="T15" style:family="text">
      <style:text-properties fo:font-variant="normal" fo:text-transform="none" fo:color="#000000" fo:letter-spacing="normal" fo:font-weight="bold" officeooo:rsid="000b4003" style:font-weight-asian="bold" style:font-weight-complex="bold"/>
    </style:style>
    <style:style style:name="T16" style:family="text">
      <style:text-properties fo:font-variant="normal" fo:text-transform="none" fo:color="#000000" fo:letter-spacing="normal" officeooo:rsid="0008e602"/>
    </style:style>
    <style:style style:name="T17" style:family="text">
      <style:text-properties fo:font-variant="normal" fo:text-transform="none" fo:color="#000000" fo:letter-spacing="normal" fo:font-style="normal" fo:font-weight="normal"/>
    </style:style>
    <style:style style:name="T18" style:family="text">
      <style:text-properties fo:font-variant="normal" fo:text-transform="none" fo:color="#000000" fo:letter-spacing="normal" officeooo:rsid="000a0f87"/>
    </style:style>
    <style:style style:name="T19" style:family="text">
      <style:text-properties fo:font-variant="normal" fo:text-transform="none" fo:color="#000000" fo:letter-spacing="normal" officeooo:rsid="000a3c66"/>
    </style:style>
    <style:style style:name="T20" style:family="text">
      <style:text-properties fo:font-variant="normal" fo:text-transform="none" fo:color="#000000" fo:letter-spacing="normal" officeooo:rsid="000b4003"/>
    </style:style>
    <style:style style:name="T21" style:family="text">
      <style:text-properties fo:color="#000000"/>
    </style:style>
    <style:style style:name="T2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1"><text:line-break/>-</text:span><text:span text:style-name="T17">Verbs are doing words while auxiliary verbs are helping verbs.</text:span><text:span text:style-name="T21"><text:line-break/>-</text:span><text:span text:style-name="T17">Verbs can be divided into two main groups:Main verbs and auxiliaries verbs...Main verbs state actions eg:play,sleep,eat,dance,run,etc</text:span><text:span text:style-name="T21"><text:line-break/>-</text:span><text:span text:style-name="T17">Auxiliary verbs also called helping verbs, help in indicating the time when an action takes place.</text:span><text:span text:style-name="T21"><text:line-break/></text:span><text:span text:style-name="T17">They also give the tense of the said actions.</text:span><text:span text:style-name="T21"><text:line-break/>-</text:span><text:span text:style-name="T17">Auxiliary verbs help main verbs to perform their functions in a sentence in forming tense and asking questions.</text:span><text:span text:style-name="T21"><text:line-break/>-</text:span><text:span text:style-name="T17">Auxiliary verbs examples are on the table below.</text:span><text:span text:style-name="T21"><text:line-break/></text:span><text:span text:style-name="T17">Have,has ,do and be(am,is,are) are the only auxiliary verbs that can also function as main verbs</text:span><text:span text:style-name="T21"><text:line-break/></text:span><text:span text:style-name="T17">eg..I am here,She has had a bad day.</text:span><text:span text:style-name="T21"><text:line-break/></text:span><text:span text:style-name="T17">He did his work diligently</text:span><text:span text:style-name="T21"><text:line-break/>-</text:span><text:span text:style-name="T17">Verbs in the past participle form must always be accompanied by helping verbs has,had and have.</text:span><text:span text:style-name="T21"><text:line-break/></text:span><text:span text:style-name="T17">Eg She has come for the meeting.</text:span><text:span text:style-name="T21"><text:line-break/></text:span><text:span text:style-name="T17">The pronouns I and you will always take present perfect tense have and had for past perfect tense</text:span><text:span text:style-name="T21"><text:line-break/>-</text:span><text:span text:style-name="T17">Functions of auxiliary verbs can also be seen in the types of sentences we have</text:span><text:span text:style-name="T21"><text:line-break/>-</text:span><text:span text:style-name="T17">Declaratives(statements) eg He was the best student., imperatives (commands)Everyone must attend school.</text:span><text:span text:style-name="T21"><text:line-break/>-</text:span><text:span text:style-name="T17">Interrogative (questions) Is the ambulance coming?</text:span><text:span text:style-name="T21"><text:line-break/></text:span></text:p>
      <text:p text:style-name="P1">SLE PG 85 USE OF AUXILIARY VERBS</text:p>
      <text:list xml:id="list2121062202" text:style-name="L1">
        <text:list-item>
          <text:p text:style-name="P3"><text:span text:style-name="T2">Have</text:span><text:span text:style-name="T3"> you seen the pilot and the crew after the plane crash?</text:span></text:p>
        </text:list-item>
        <text:list-item>
          <text:p text:style-name="P3"><text:span text:style-name="T2">Have </text:span><text:span text:style-name="T3">several victims disabled after the disaster?</text:span></text:p>
        </text:list-item>
        <text:list-item>
          <text:p text:style-name="P3"><text:span text:style-name="T2">Have </text:span><text:span text:style-name="T3">the rescue team succeed in the rescue mission?</text:span></text:p>
        </text:list-item>
        <text:list-item>
          <text:p text:style-name="P3"><text:span text:style-name="T2">Have </text:span><text:span text:style-name="T3">the plane already airborne when one of the</text:span><text:span text:style-name="T4"> engines stopped working?</text:span></text:p>
        </text:list-item>
        <text:list-item>
          <text:p text:style-name="P4"><text:span text:style-name="T2">Have</text:span><text:span text:style-name="T3"> the terrorists surre</text:span><text:span text:style-name="T5">nder himself to the police.</text:span></text:p>
        </text:list-item>
        <text:list-item>
          <text:p text:style-name="P5"><text:span text:style-name="T2">Have</text:span><text:span text:style-name="T3"> the pilot aware of the engine default?</text:span></text:p>
        </text:list-item>
        <text:list-item>
          <text:p text:style-name="P5"><text:span text:style-name="T2">Have </text:span><text:span text:style-name="T3">they evacuate all the people from the </text:span><text:span text:style-name="T6">building <text:s/>when the bomb blasted?</text:span></text:p>
        </text:list-item>
        <text:list-item>
          <text:p text:style-name="P6"><text:span text:style-name="T2">Have </text:span><text:span text:style-name="T3">the firefighters well-equipped to stop the raging fire?</text:span></text:p>
        </text:list-item>
        <text:list-item>
          <text:p text:style-name="P6"><text:span text:style-name="T2">Have </text:span><text:span text:style-name="T3">the injured rushed to hospital?</text:span></text:p>
        </text:list-item>
        <text:list-item>
          <text:p text:style-name="P6"><text:span text:style-name="T2">Have </text:span><text:span text:style-name="T3">the public been informed of the latest developments in the search efforts?</text:span></text:p>
        </text:list-item>
      </text:list>
      <text:p text:style-name="P7"><text:span text:style-name="T3"/></text:p>
      <text:p text:style-name="P7"><text:span text:style-name="T3"/></text:p>
      <text:p text:style-name="P8"><text:span text:style-name="T1">Correction</text:span></text:p>
      <text:p text:style-name="P9"><text:span text:style-name="T1">2. </text:span><text:span text:style-name="T7">Were</text:span><text:span text:style-name="T13"> </text:span><text:span text:style-name="T16">several victims disabled after the disaster?</text:span></text:p>
      <text:p text:style-name="P9"><text:soft-page-break/><text:span text:style-name="T1">3.</text:span><text:span text:style-name="T13"> </text:span><text:span text:style-name="T12">Have </text:span><text:span text:style-name="T16">the rescue team succeed in the rescue mission?</text:span></text:p>
      <text:p text:style-name="P9"><text:span text:style-name="T1">4.</text:span><text:span text:style-name="T7">Did</text:span><text:span text:style-name="T13"> </text:span><text:span text:style-name="T16">the plane already airborne when one of the</text:span><text:span text:style-name="T18"> engines stopped working</text:span></text:p>
      <text:p text:style-name="P9"><text:span text:style-name="T1">5.</text:span><text:span text:style-name="T12">Did</text:span><text:span text:style-name="T18"> the terrorists surre</text:span><text:span text:style-name="T19">nder himself to the police.</text:span></text:p>
      <text:p text:style-name="P9"><text:span text:style-name="T1">6.</text:span><text:span text:style-name="T12">Was</text:span><text:span text:style-name="T19"> the pilot aware of the engine default?</text:span></text:p>
      <text:p text:style-name="P9"><text:span text:style-name="T1">7.</text:span><text:span text:style-name="T7">Did</text:span><text:span text:style-name="T14"> </text:span><text:span text:style-name="T19">they evacuate all the people from the </text:span><text:span text:style-name="T20">building <text:s/>when the bomb blasted?</text:span></text:p>
      <text:p text:style-name="P9"><text:span text:style-name="T1">8.</text:span><text:span text:style-name="T7">Are</text:span><text:span text:style-name="T15"> </text:span><text:span text:style-name="T20">the firefighters well-equipped to stop the raging fire?</text:span></text:p>
      <text:p text:style-name="P9"><text:span text:style-name="T1">9.</text:span><text:span text:style-name="T7">Were </text:span><text:span text:style-name="T1">the injured rushed to hospital.</text:span></text:p>
      <text:p text:style-name="P9"><text:span text:style-name="T1">10.</text:span><text:span text:style-name="T8">Are </text:span><text:span text:style-name="T10">the public been informed of the latest development in the search effort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7:58:14.223972850</meta:creation-date>
    <dc:date>2020-06-10T18:26:02.808140826</dc:date>
    <meta:editing-duration>PT10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2" meta:word-count="382" meta:character-count="2306" meta:non-whitespace-character-count="1952"/>
  </office:meta>
</office:document-meta>
</file>